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unicationHelper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unicationHelper.getCorrel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unicationHelper.getPartner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unicationHelper.get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unicationHelper.CommunicationHelper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